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ee0" officeooo:paragraph-rsid="001cbee0"/>
    </style:style>
    <style:style style:name="P2" style:family="paragraph" style:parent-style-name="Standard">
      <style:text-properties officeooo:rsid="001d71c8" officeooo:paragraph-rsid="001d71c8"/>
    </style:style>
    <style:style style:name="P3" style:family="paragraph" style:parent-style-name="Standard">
      <style:text-properties officeooo:rsid="001e0756" officeooo:paragraph-rsid="001e0756"/>
    </style:style>
    <style:style style:name="P4" style:family="paragraph" style:parent-style-name="Standard">
      <style:text-properties officeooo:rsid="001e0756" officeooo:paragraph-rsid="0024ee30"/>
    </style:style>
    <style:style style:name="P5" style:family="paragraph" style:parent-style-name="Standard">
      <style:text-properties officeooo:rsid="001e0756" officeooo:paragraph-rsid="0028c259"/>
    </style:style>
    <style:style style:name="P6" style:family="paragraph" style:parent-style-name="Standard">
      <style:text-properties officeooo:rsid="001676e2" officeooo:paragraph-rsid="001e0756"/>
    </style:style>
    <style:style style:name="P7" style:family="paragraph" style:parent-style-name="Standard">
      <style:text-properties officeooo:rsid="001676e2" officeooo:paragraph-rsid="0028c259"/>
    </style:style>
    <style:style style:name="P8" style:family="paragraph" style:parent-style-name="Standard">
      <style:text-properties fo:font-weight="bold" officeooo:rsid="001676e2" officeooo:paragraph-rsid="001e0756" style:font-weight-asian="bold" style:font-weight-complex="bold"/>
    </style:style>
    <style:style style:name="P9" style:family="paragraph" style:parent-style-name="Standard">
      <style:text-properties fo:font-size="14pt" fo:font-weight="bold" officeooo:rsid="000a9edf" officeooo:paragraph-rsid="001e0756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officeooo:rsid="0024ee30" officeooo:paragraph-rsid="0024ee30"/>
    </style:style>
    <style:style style:name="P11" style:family="paragraph" style:parent-style-name="Standard" style:list-style-name="L1">
      <style:text-properties officeooo:rsid="0026db2b" officeooo:paragraph-rsid="0026db2b"/>
    </style:style>
    <style:style style:name="P12" style:family="paragraph" style:parent-style-name="Standard">
      <style:text-properties officeooo:rsid="0026db2b" officeooo:paragraph-rsid="0026db2b"/>
    </style:style>
    <style:style style:name="T1" style:family="text">
      <style:text-properties officeooo:rsid="00187178"/>
    </style:style>
    <style:style style:name="T2" style:family="text">
      <style:text-properties officeooo:rsid="0018b82b"/>
    </style:style>
    <style:style style:name="T3" style:family="text">
      <style:text-properties officeooo:rsid="001c9225"/>
    </style:style>
    <style:style style:name="T4" style:family="text">
      <style:text-properties officeooo:rsid="00213860"/>
    </style:style>
    <style:style style:name="T5" style:family="text">
      <style:text-properties officeooo:rsid="0023d83d"/>
    </style:style>
    <style:style style:name="T6" style:family="text">
      <style:text-properties officeooo:rsid="0024ee30"/>
    </style:style>
    <style:style style:name="T7" style:family="text">
      <style:text-properties officeooo:rsid="0026db2b"/>
    </style:style>
    <style:style style:name="T8" style:family="text">
      <style:text-properties officeooo:rsid="001676e2"/>
    </style:style>
    <style:style style:name="T9" style:family="text">
      <style:text-properties officeooo:rsid="002ac4b8"/>
    </style:style>
    <style:style style:name="T10" style:family="text">
      <style:text-properties officeooo:rsid="002c97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ise <text:span text:style-name="T3">experimental design – questionnaire</text:span></text:p>
      <text:p text:style-name="P9"/>
      <text:p text:style-name="P2">Question – are people <text:span text:style-name="T4">that care about the environment (green attitudes)</text:span> more healthy? </text:p>
      <text:p text:style-name="P2"/>
      <text:p text:style-name="P5"><text:span text:style-name="T5">The approach of the study should be a </text:span>questionnaire. <text:span text:style-name="T10">Create a study design for the question. Consider all the points that we covered (see checklist validity and checklist experimental design)</text:span></text:p>
      <text:p text:style-name="P5"><text:span text:style-name="T8"/></text:p>
      <text:p text:style-name="P5"><text:span text:style-name="T6">You must decide</text:span></text:p>
      <text:p text:style-name="P4"/>
      <text:list xml:id="list8238908105716235591" text:style-name="L1">
        <text:list-item>
          <text:p text:style-name="P10">How you select the participants</text:p>
        </text:list-item>
        <text:list-item>
          <text:p text:style-name="P11">What to ask them</text:p>
        </text:list-item>
        <text:list-item>
          <text:p text:style-name="P11">How to ask them</text:p>
        </text:list-item>
        <text:list-item>
          <text:p text:style-name="P11">How many <text:span text:style-name="T9">replicates</text:span></text:p>
        </text:list-item>
      </text:list>
      <text:p text:style-name="P12"/>
      <text:p text:style-name="P7"/>
      <text:p text:style-name="P6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3:20:07.409747000</meta:creation-date>
    <dc:date>2015-10-08T23:41:20.609488000</dc:date>
    <meta:editing-duration>PT18M50S</meta:editing-duration>
    <meta:editing-cycles>14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8" meta:word-count="69" meta:character-count="421" meta:non-whitespace-character-count="361"/>
  </office:meta>
</office:document-meta>
</file>